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Verdana" svg:font-family="Verdana, Arial, Helvetica, sans-serif"/>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HG 明朝L Sun" svg:font-family="'HG 明朝L Sun'" style:font-family-generic="system" style:font-pitch="variable"/>
    <style:font-face style:name="MS PMincho" svg:font-family="'MS P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Plain_20_Text">
      <style:text-properties style:font-name="Verdana1" fo:font-size="11pt" style:font-size-asian="11pt" style:font-size-complex="11pt"/>
    </style:style>
    <style:style style:name="P3" style:family="paragraph" style:parent-style-name="Plain_20_Text">
      <style:paragraph-properties fo:margin-left="2.501cm" fo:margin-right="0cm" fo:margin-top="0cm" fo:margin-bottom="0.212cm" fo:text-indent="-2.501cm" style:auto-text-indent="false"/>
      <style:text-properties style:font-name="Verdana1" fo:font-size="11pt" style:font-size-asian="11pt" style:font-size-complex="11pt"/>
    </style:style>
    <style:style style:name="P4" style:family="paragraph" style:parent-style-name="Plain_20_Text">
      <style:paragraph-properties fo:margin-left="2.501cm" fo:margin-right="0cm" fo:margin-top="0cm" fo:margin-bottom="0.212cm" fo:text-indent="-2.501cm" style:auto-text-indent="false"/>
      <style:text-properties style:font-name="Verdana1" fo:font-size="11pt" style:text-underline-style="none" style:font-size-asian="11pt" style:font-size-complex="11pt"/>
    </style:style>
    <style:style style:name="P5" style:family="paragraph" style:parent-style-name="Plain_20_Text">
      <style:paragraph-properties fo:margin-left="2.501cm" fo:margin-right="0cm" fo:margin-top="0cm" fo:margin-bottom="0.212cm" fo:text-indent="-2.501cm" style:auto-text-indent="false" fo:break-before="page"/>
      <style:text-properties style:font-name="Verdana1" fo:font-size="11pt" style:text-underline-style="solid" style:text-underline-width="auto" style:text-underline-color="font-color" style:font-size-asian="11pt" style:font-size-complex="11pt"/>
    </style:style>
    <style:style style:name="P6" style:family="paragraph" style:parent-style-name="Plain_20_Text">
      <style:paragraph-properties fo:margin-left="2.501cm" fo:margin-right="0cm" fo:text-indent="-2.501cm" style:auto-text-indent="false"/>
      <style:text-properties style:font-name="Verdana1" fo:font-size="11pt" style:text-underline-style="solid" style:text-underline-width="auto" style:text-underline-color="font-color" style:font-size-asian="11pt" style:font-size-complex="11pt"/>
    </style:style>
    <style:style style:name="P7" style:family="paragraph" style:parent-style-name="Plain_20_Text">
      <style:paragraph-properties fo:margin-left="2.501cm" fo:margin-right="0cm" fo:text-indent="-2.501cm" style:auto-text-indent="false"/>
      <style:text-properties style:font-name="Verdana1" fo:font-size="11pt" style:font-size-asian="11pt" style:font-size-complex="11pt"/>
    </style:style>
    <style:style style:name="P8" style:family="paragraph" style:parent-style-name="Plain_20_Text">
      <style:paragraph-properties fo:margin-left="2.501cm" fo:margin-right="0cm" fo:text-indent="-2.501cm" style:auto-text-indent="false" fo:break-before="page"/>
      <style:text-properties style:font-name="Verdana1" fo:font-size="11pt" style:text-underline-style="solid" style:text-underline-width="auto" style:text-underline-color="font-color" style:font-size-asian="11pt" style:font-size-complex="11pt"/>
    </style:style>
    <style:style style:name="P9" style:family="paragraph" style:parent-style-name="Plain_20_Text">
      <style:paragraph-properties fo:margin-left="3.771cm" fo:margin-right="0cm" fo:margin-top="0cm" fo:margin-bottom="0.212cm" fo:text-indent="-3.738cm" style:auto-text-indent="false">
        <style:tab-stops/>
      </style:paragraph-properties>
      <style:text-properties style:font-name="Verdana1" fo:font-size="11pt" style:font-size-asian="11pt" style:font-size-complex="11pt"/>
    </style:style>
    <style:style style:name="P10" style:family="paragraph" style:parent-style-name="Plain_20_Text">
      <style:paragraph-properties fo:margin-left="5.329cm" fo:margin-right="0cm" fo:margin-top="0cm" fo:margin-bottom="0.212cm" fo:text-indent="-5.368cm" style:auto-text-indent="false">
        <style:tab-stops/>
      </style:paragraph-properties>
      <style:text-properties style:font-name="Verdana1" fo:font-size="11pt" style:font-size-asian="11pt" style:font-size-complex="11pt"/>
    </style:style>
    <style:style style:name="P11" style:family="paragraph" style:parent-style-name="Plain_20_Text">
      <style:paragraph-properties fo:margin-left="5.329cm" fo:margin-right="0cm" fo:margin-top="0cm" fo:margin-bottom="0.212cm" fo:text-indent="-5.368cm" style:auto-text-indent="false">
        <style:tab-stops/>
      </style:paragraph-properties>
      <style:text-properties style:font-name="Verdana1" fo:font-size="11pt" style:text-underline-style="none" style:font-size-asian="11pt" style:font-size-complex="11pt"/>
    </style:style>
    <style:style style:name="P12" style:family="paragraph" style:parent-style-name="Plain_20_Text">
      <style:paragraph-properties fo:margin-left="0cm" fo:margin-right="0cm" fo:text-indent="0cm" style:auto-text-indent="false"/>
      <style:text-properties style:font-name="Verdana1" fo:font-size="11pt" style:text-underline-style="solid" style:text-underline-width="auto" style:text-underline-color="font-color" style:font-size-asian="11pt" style:font-size-complex="11pt"/>
    </style:style>
    <style:style style:name="P13" style:family="paragraph" style:parent-style-name="Plain_20_Text" style:master-page-name="Standard">
      <style:paragraph-properties style:page-number="auto"/>
      <style:text-properties style:font-name="Verdana1" fo:font-size="11pt" fo:font-weight="bold" style:font-size-asian="11pt" style:font-weight-asian="bold" style:font-size-complex="11pt"/>
    </style:style>
    <style:style style:name="P14" style:family="paragraph" style:parent-style-name="Plain_20_Text">
      <style:text-properties style:font-name="Verdana1" fo:font-size="11pt" style:font-size-asian="11pt" style:font-size-complex="11pt"/>
    </style:style>
    <style:style style:name="P15" style:family="paragraph" style:parent-style-name="Plain_20_Text">
      <style:text-properties style:font-name="Verdana1" fo:font-size="11pt" style:text-underline-style="solid" style:text-underline-width="auto" style:text-underline-color="font-color" style:font-size-asian="11pt" style:font-size-complex="11pt"/>
    </style:style>
    <style:style style:name="P16" style:family="paragraph" style:parent-style-name="Plain_20_Text" style:list-style-name="L1">
      <style:paragraph-properties fo:margin-top="0cm" fo:margin-bottom="0.212cm"/>
      <style:text-properties style:font-name="Verdana1" fo:font-size="11pt" style:font-size-asian="11pt" style:font-size-complex="11pt"/>
    </style:style>
    <style:style style:name="P17" style:family="paragraph" style:parent-style-name="Plain_20_Text" style:list-style-name="WW8Num1">
      <style:paragraph-properties fo:margin-top="0cm" fo:margin-bottom="0.212cm"/>
      <style:text-properties style:font-name="Verdana1" fo:font-size="11pt" style:font-size-asian="11pt" style:font-size-complex="11pt"/>
    </style:style>
    <style:style style:name="P18" style:family="paragraph" style:parent-style-name="Plain_20_Text">
      <style:paragraph-properties fo:margin-top="0cm" fo:margin-bottom="0.212cm"/>
      <style:text-properties style:font-name="Verdana1" fo:font-size="11pt" style:text-underline-style="none" style:font-size-asian="11pt" style:font-size-complex="11pt"/>
    </style:style>
    <style:style style:name="P19" style:family="paragraph" style:parent-style-name="Plain_20_Text" style:list-style-name="WW8Num1">
      <style:paragraph-properties fo:margin-top="0cm" fo:margin-bottom="0.212cm"/>
      <style:text-properties style:font-name="Verdana1" fo:font-size="11pt" style:text-underline-style="none" style:font-size-asian="11pt" style:font-size-complex="11pt"/>
    </style:style>
    <style:style style:name="P20" style:family="paragraph" style:parent-style-name="Plain_20_Text">
      <style:paragraph-properties fo:margin-left="3.771cm" fo:margin-right="0cm" fo:margin-top="0cm" fo:margin-bottom="0.212cm" fo:text-indent="-3.738cm" style:auto-text-indent="false">
        <style:tab-stops/>
      </style:paragraph-properties>
      <style:text-properties style:font-name="Verdana1" fo:font-size="11pt" style:font-size-asian="11pt" style:font-size-complex="11pt"/>
    </style:style>
    <style:style style:name="P21" style:family="paragraph" style:parent-style-name="Plain_20_Text">
      <style:paragraph-properties fo:margin-left="3.771cm" fo:margin-right="0cm" fo:margin-top="0cm" fo:margin-bottom="0.212cm" fo:text-indent="-3.738cm" style:auto-text-indent="false">
        <style:tab-stops/>
      </style:paragraph-properties>
      <style:text-properties style:font-name="Verdana1" fo:font-size="11pt" style:text-underline-style="none" style:font-size-asian="11pt" style:font-size-complex="11pt"/>
    </style:style>
    <style:style style:name="P22" style:family="paragraph" style:parent-style-name="Plain_20_Text">
      <style:paragraph-properties fo:margin-left="2.501cm" fo:margin-right="0cm" fo:text-indent="-2.501cm" style:auto-text-indent="false"/>
      <style:text-properties style:font-name="Verdana1" fo:font-size="11pt" style:text-underline-style="solid" style:text-underline-width="auto" style:text-underline-color="font-color" style:font-size-asian="11pt" style:font-size-complex="11pt"/>
    </style:style>
    <style:style style:name="P23" style:family="paragraph" style:parent-style-name="Plain_20_Text">
      <style:paragraph-properties fo:margin-left="2.501cm" fo:margin-right="0cm" fo:text-indent="-2.501cm" style:auto-text-indent="false"/>
      <style:text-properties style:font-name="Verdana1" fo:font-size="11pt" style:font-size-asian="11pt" style:font-size-complex="11pt"/>
    </style:style>
    <style:style style:name="P24" style:family="paragraph" style:parent-style-name="Plain_20_Text">
      <style:paragraph-properties fo:margin-left="2.501cm" fo:margin-right="0cm" fo:margin-top="0cm" fo:margin-bottom="0.212cm" fo:text-indent="-2.501cm" style:auto-text-indent="false"/>
      <style:text-properties style:font-name="Verdana1" fo:font-size="11pt" style:font-size-asian="11pt" style:font-size-complex="11pt"/>
    </style:style>
    <style:style style:name="P25" style:family="paragraph" style:parent-style-name="Plain_20_Text">
      <style:paragraph-properties fo:margin-left="2.501cm" fo:margin-right="0cm" fo:margin-top="0cm" fo:margin-bottom="0.212cm" fo:text-indent="-2.501cm" style:auto-text-indent="false"/>
      <style:text-properties style:font-name="Verdana1" fo:font-size="11pt" style:text-underline-style="none" style:font-size-asian="11pt" style:font-size-complex="11pt"/>
    </style:style>
    <style:style style:name="P26" style:family="paragraph" style:parent-style-name="Plain_20_Text">
      <style:paragraph-properties fo:margin-left="2.501cm" fo:margin-right="0cm" fo:margin-top="0cm" fo:margin-bottom="0.212cm" fo:text-indent="-2.501cm" style:auto-text-indent="false"/>
      <style:text-properties style:font-name="Verdana1" fo:font-size="11pt" style:text-underline-style="solid" style:text-underline-width="auto" style:text-underline-color="font-color" style:font-size-asian="11pt" style:font-size-complex="11pt"/>
    </style:style>
    <style:style style:name="P27" style:family="paragraph" style:parent-style-name="Plain_20_Text">
      <style:paragraph-properties fo:margin-left="2.501cm" fo:margin-right="0cm" fo:text-indent="-2.501cm" style:auto-text-indent="false" fo:break-before="page"/>
      <style:text-properties style:font-name="Verdana1" fo:font-size="11pt" style:text-underline-style="solid" style:text-underline-width="auto" style:text-underline-color="font-color" style:font-size-asian="11pt" style:font-size-complex="11pt"/>
    </style:style>
    <style:style style:name="P28" style:family="paragraph" style:parent-style-name="Plain_20_Text">
      <style:paragraph-properties fo:margin-left="2.501cm" fo:margin-right="0cm" fo:text-indent="-2.501cm" style:auto-text-indent="false" fo:break-before="page"/>
      <style:text-properties style:font-name="Verdana1" fo:font-size="11pt" style:font-size-asian="11pt" style:font-size-complex="11pt"/>
    </style:style>
    <style:style style:name="P29" style:family="paragraph" style:parent-style-name="Plain_20_Text">
      <style:paragraph-properties fo:margin-left="0cm" fo:margin-right="0cm" fo:margin-top="0cm" fo:margin-bottom="0.212cm" fo:text-indent="0cm" style:auto-text-indent="false"/>
      <style:text-properties style:font-name="Verdana1" fo:font-size="11pt" style:text-underline-style="solid" style:text-underline-width="auto" style:text-underline-color="font-color" style:font-size-asian="11pt" style:font-size-complex="11pt"/>
    </style:style>
    <style:style style:name="P30" style:family="paragraph" style:parent-style-name="Plain_20_Text">
      <style:paragraph-properties fo:margin-left="0cm" fo:margin-right="0cm" fo:margin-top="0cm" fo:margin-bottom="0.212cm" fo:text-indent="0cm" style:auto-text-indent="false"/>
      <style:text-properties style:font-name="Verdana1" fo:font-size="11pt" style:text-underline-style="none" style:font-size-asian="11pt" style:font-size-complex="11pt"/>
    </style:style>
    <style:style style:name="P31" style:family="paragraph">
      <style:paragraph-properties fo:text-align="center" style:writing-mode="lr-tb"/>
      <style:text-properties fo:font-size="24pt"/>
    </style:style>
    <style:style style:name="T1" style:family="text">
      <style:text-properties style:text-underline-style="none"/>
    </style:style>
    <style:style style:name="T2" style:family="text">
      <style:text-properties style:font-name="Verdana1" fo:font-size="11pt" style:font-size-asian="11pt" style:font-size-complex="11pt"/>
    </style:style>
    <style:style style:name="T3"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Jirka Rudolf Dell’Oro-Friedl</text:p>
      <text:p text:style-name="P2">Erlenbrucker Straße 30</text:p>
      <text:p text:style-name="P2">79856 Hinterzarten</text:p>
      <text:p text:style-name="P2"/>
      <text:p text:style-name="P2">Staatsangehörigkeit: <text:tab/>deutsch</text:p>
      <text:p text:style-name="P2">geboren am:<text:tab/><text:tab/>1.1.XXXX in Mainz</text:p>
      <text:p text:style-name="P2">Familienstand: <text:s text:c="5"/><text:tab/> <text:tab/>verheiratet, seit 2/2016 getrennt lebend</text:p>
      <text:p text:style-name="P2">Eigene Kinder:<text:tab/><text:tab/>Calvin, geboren 14.10.2001</text:p>
      <text:p text:style-name="P2"><text:tab/><text:tab/><text:tab/><text:tab/>Amélie, geboren 5.6.2003</text:p>
      <text:p text:style-name="P2"/>
      <text:p text:style-name="P15"/>
      <text:p text:style-name="P3"/>
      <text:p text:style-name="P6">Beruflicher Werdegang in umgekehrt chronologischer Folge</text:p>
      <text:p text:style-name="P7"/>
      <text:p text:style-name="P9">seit 10/2010<text:tab/><text:tab/>Professor an der Hochschule Furtwangen, Fakultät Digitale Medien. Schwerpunkt: Anwendungskonzeption unter besonderer Berücksichtigung von Gamedesign.</text:p>
      <text:p text:style-name="P9">2002 - 2010<text:tab/><text:tab/>Gastdozent aus Industrie und Wirtschaft an der Fachhochschule Mainz im Studiengang Mediendesign, jetzt Bachelor- und Masterstudiengang „Timebased Media“.</text:p>
      <text:p text:style-name="P9">2000 - 2002<text:tab/><text:tab/>Lehrbeauftragung an der Fachhochschule Mainz im Studiengang Mediendesign.</text:p>
      <text:p text:style-name="P9">1998 - 2000<text:tab/><text:tab/>Gründung und Leitung der Firma Galaxy-X GmbH.</text:p>
      <text:p text:style-name="P9">1997 bis heute<text:tab/>Gründung und Leitung der Firma EnterTrain Software GmbH.</text:p>
      <text:p text:style-name="P9">1995 - 1997<text:tab/><text:tab/>Freiberufliche Tätigkeit in Deutschland im Bereich Lern- und Spielesoftwareentwicklung.</text:p>
      <text:p text:style-name="P9">1994- 1995<text:tab/><text:tab/>Aufenthalt in Kalifornien, USA. Beginn der selbstständigen Tätigkeit im Bereich Multimediaentwicklung.</text:p>
      <text:p text:style-name="P9">1992 - 1994<text:tab/><text:tab/>Anstellung bei der Firma NSM Unterhaltungsgeräte AG in Bingen <text:line-break/>als Entwicklungsingenieur und Designer für Spielsoftware.</text:p>
      <text:p text:style-name="P9">1991<text:tab/><text:tab/><text:tab/>Abschluss des Maschinenbaustudiums mit dem Diplom (FH).<text:line-break/>Diplomarbeit: Computergestützte Schwingungsanalyse und Simulation eines Windrotors mit computergrafischer Darstellung der Materialbelastungen (Finite Elemente Methode).</text:p>
      <text:p text:style-name="P9">1987 - 1991<text:tab/><text:tab/>Studium des Maschinenbaus an Fachhochschule Wiesbaden. </text:p>
      <text:p text:style-name="P9">1986 - 1987<text:tab/><text:tab/>Studium der Physik an der Johannes-Gutenberg-Universität, Mainz.</text:p>
      <text:p text:style-name="P9">1985<text:tab/><text:tab/><text:tab/>Gasthörer der Vorlesungsreihe „Grafische Datenverarbeitung“ an der Johannes-Gutenberg-Universität, Mainz, während des Zivildienstes.</text:p>
      <text:p text:style-name="P9">1984<text:tab/><text:tab/><text:tab/>Allgemeine Hochschulreife.</text:p>
      <text:p text:style-name="P9">1981<text:tab/><text:tab/><text:tab/>Beginn der Softwareentwicklung als Hobby.</text:p>
      <text:p text:style-name="P7"><text:span text:style-name="T3"/></text:p>
      <text:p text:style-name="P28"><text:span text:style-name="T3">Besondere Auszeichnungen</text:span></text:p>
      <text:p text:style-name="P7"/>
      <text:p text:style-name="P3">1991<text:tab/>Buchpreis der Gesellschaft zur Förderung des Ingenieurstudiums in Rüsselsheim für besondere Leistungen bei der Diplomprüfung.</text:p>
      <text:p text:style-name="P3">1991<text:tab/>Adam Opel-Preis in Anerkennung der besonderen Leistungen während des Studiums.</text:p>
      <text:p text:style-name="P3">1996<text:tab/>Macromedia Award und Sonderpreis von Apple Benelux für „Opera Fatal“.</text:p>
      <text:p text:style-name="P3">2005<text:tab/>Zweifache Auszeichnung mit der Comenius Medaille der Gesellschaft für Pädagogik und Information (GPI) für Lernsoftware. </text:p>
      <text:p text:style-name="P3">2006<text:tab/>Zweifache Auszeichnung mit der Comenius Medaille der GPI .</text:p>
      <text:p text:style-name="P3">2007<text:tab/>Zweifache Auszeichnung mit dem Comenius Siegel der GPI.</text:p>
      <text:p text:style-name="P3">2008<text:tab/>Auszeichnung mit dem Comenius Siegel der GPI <text:s/>für Game Based Learning.</text:p>
      <text:p text:style-name="P3">2009<text:tab/>Deutscher Bildungsmedien-Preis „Digita“.</text:p>
      <text:p text:style-name="P3">2009<text:tab/>Deutscher Computerspielpreis für Techforce</text:p>
      <text:p text:style-name="P3">2010<text:tab/>Deutscher Computerspielpreis für ExperiMINTe</text:p>
      <text:p text:style-name="P3">2012<text:tab/>E-Teaching Award der Hochschule Furtwangen University</text:p>
      <text:p text:style-name="P3"/>
      <text:p text:style-name="P6">Tätigkeitsbezogene Kenntnisse</text:p>
      <text:p text:style-name="P6"/>
      <text:p text:style-name="P10">Programmiersprachen: <text:tab/>C++, Actionscript, Lingo, Processing (+Arduino), Javascript, TypeScript, Java, PHP, Pascal, Basic, Assembler, C#</text:p>
      <text:p text:style-name="P10">Beschreibungssprachen: <text:tab/>HTML, SVG, XML, JSON</text:p>
      <text:p text:style-name="P11">Werkzeuge:<text:tab/><text:tab/><text:tab/>Unity, Flash, Director, Microsoft Visual Studio, Dreamweaver, 3D-Studio Max, Cinema 4D, Fireworks, Inkscape, Premiere, SourceSafe, SoundForge, Visual Studio Code, Eclipse <text:s/>und viele mehr.</text:p>
      <text:p text:style-name="P10">Sprachen:<text:tab/><text:tab/><text:tab/>Deutsch als Muttersprache<text:line-break/>Englisch fließend in Wort und Schrift<text:line-break/>Französisch Grundkenntnisse</text:p>
      <text:p text:style-name="P10"/>
      <text:p text:style-name="P6">Nebenberufliche Tätigkeiten, Ausbildungen und Interessen</text:p>
      <text:p text:style-name="P7"/>
      <text:list xml:id="list42638125" text:style-name="L1">
        <text:list-item>
          <text:p text:style-name="P16">5. Dan Aikido</text:p>
        </text:list-item>
        <text:list-item>
          <text:p text:style-name="P16">Leiter der Aiki-Akademie Mainz, Unterricht für Kinder und Erwachsene</text:p>
        </text:list-item>
        <text:list-item>
          <text:p text:style-name="P16">Amerikanische Pilotenlizenz für einmotorige Sportflugzeuge.</text:p>
        </text:list-item>
        <text:list-item>
          <text:p text:style-name="P16">Gitarrenspiel und Gesang, unter anderem auch eigene Kompositionen und Arrangements</text:p>
        </text:list-item>
      </text:list>
      <text:p text:style-name="P8">Vorträge</text:p>
      <text:p text:style-name="P7"/>
      <text:p text:style-name="P3">2007<text:tab/>Probevorlesung an der FH-Wiesbaden (Berufungsverfahren zur Professur)</text:p>
      <text:p text:style-name="P3">2007<text:tab/>Vortrag zum Thema „Seriousgames“ auf der „Learntec“ in Karlsruhe</text:p>
      <text:p text:style-name="P3">2008<text:tab/>Probevorlesung an der FH-Darmstadt (Berufungsverfahren zur Professur)</text:p>
      <text:p text:style-name="P3">2009<text:tab/>Probevorlesung an der FH-Mainz (Berufungsverfahren zur Professur)</text:p>
      <text:p text:style-name="P3">2009<text:tab/>Vortrag „Entwicklung von Techforce“ bei den Gamedays in Darmstadt</text:p>
      <text:p text:style-name="P3">2010<text:tab/>Vortrag „Entwicklung von Helios-Das Spiel“ auf der Didacta, Köln</text:p>
      <text:p text:style-name="P12"/>
      <text:p text:style-name="P6">Professioneller Lebenslauf</text:p>
      <text:p text:style-name="P6"/>
      <text:p text:style-name="P2"/>
      <text:p text:style-name="P3">1982<text:tab/>Programmierung grafischer Anwendungen in einem frühen BASIC-Dialekt. Konzeption einer Visualisierung der Vorgänge bei der Holographie. Hardwareentwicklung verschiedener Eingabecontroller.</text:p>
      <text:p text:style-name="P3">1983<text:tab/>Programmierung verschiedener Computerspiele in BASIC und ASSEMBLER (Prozessor 6502). Entwicklung eines einfachen Hardware-Audiodigitizers und lagesensitiver Joysticks.</text:p>
      <text:p text:style-name="P3">1984<text:tab/>Programmierung eines 3D-Engines für Atari 400</text:p>
      <text:p text:style-name="P3">1985<text:tab/>Besuch der Veranstaltung „Grafische Datenverarbeitung“ an der Universität Mainz als Gasthörer während des Zivildienstes.</text:p>
      <text:p text:style-name="P3">1988-1991<text:tab/>Einsatz des Computers zur Untersuchung und Darstellung maschinenbaulicher Probleme im Rahmen des Studiums mit PASCAL und FORTRAN. Selbstständige Entwicklung von Roboterzellen im Rahmen von Studentenpraktika bei der Firma Stenzel, Wiesbaden.</text:p>
      <text:p text:style-name="P3">1991<text:tab/>Abschluss des Studiums mit dem akademischen Grad Diplom Ingenieur FH und zweifacher Auszeichnung. Diplomarbeit: Computergestützte Schwingungsanalyse und Simulation eines Windrotors mit computergrafischer Darstellung der Materialbelastungen.</text:p>
      <text:p text:style-name="P3">1992-1994<text:tab/>Anstellung bei der Firma NSM Unterhaltungsgeräte AG in Bingen <text:line-break/>als Entwicklungsingenieur und Gamedesigner. Hard- und Softwareentwicklung (C++) für das Spielgerät „Lasershooting“.</text:p>
      <text:p text:style-name="P3">1994-1995<text:tab/>Aufenthalt im Silicon Valley, Kalifornien. Arbeit mit Macromedia (jetzt Adobe) Director und LINGO.</text:p>
      <text:p text:style-name="P3">Seit 1995<text:tab/>Konzeption, Gestaltung und Entwicklung als Freiberufler, und später als General Manager der Firmen „EnterTrain Software GmbH“ und „Galaxy-X Internetgames GmbH“, von Produkten wie den in den Produktreferenzen gelisteten. <text:line-break/>Entwicklung von Spiel- und Lernsoftware, digitale Gestaltung in 2D und 3D, Teammanagement, Konfliktmanagement. Arbeit mit <text:span text:style-name="T1">Flash, Director, Dreamweaver, 3D-Studio Max, Cinema 4D, Fireworks, Inkscape, Premiere, Microsoft Visual Studio, SourceSafe, SoundForge, Microsoft XNA, AVS VideoSuite, Drupal, Eclipse, FDT, Flex, OpenOffice, etc...</text:span><text:line-break/>Regelmäßige Teilnahme bei der Games Developers Conference, San Jose, Kalifornien.</text:p>
      <text:p text:style-name="P3"><text:soft-page-break/>2000-2010<text:tab/>Lehrtätigkeit zunächst als Lehrbeauftragter, dann Gastdozent aus Industrie und Wirtschaft für interaktive Gestaltung an der Fachhochschule Mainz, Fachbereich Gestaltung, Studiengang Medien-Design, jetzt Bachelor-/Masterstudiengang „Timebased Media“. Im Rahmen der Veranstaltung Konzeption und Entwicklung mehrerer lauffähiger Spieleprototypen und interaktiver Lernanwendungen mit Teams von Studenten. Theorievorlesungen zu eLearning, Gamedesign, Informatik, Computergrafik, Programmierung in verschiedenen Skriptsprachen und der Konzeption hochinteraktiver Anwendungen, inklusive Entwicklung und Steuerung von zusätzlicher Hardware.</text:p>
      <text:p text:style-name="P3">Seit 2010<text:tab/>Professor für Anwendungskonzeption unter besonderer Berücksichtigung von Gamedesign an der Hochschule Furtwangen.</text:p>
      <text:p text:style-name="P5">Veröffentlichungen in umgekehrt chronologischer Folge von 2018 bis 1995</text:p>
      <text:p text:style-name="P4">(weitere Informationen und Screenshots: <text:s/>www.entertrain.com)</text:p>
      <text:p text:style-name="P2"/>
      <text:list xml:id="list42622977" text:style-name="WW8Num1">
        <text:list-item>
          <text:p text:style-name="P19">Cego-Online<text:line-break/>Web-Adaption des historischen Schwarzwälder Kartenspiels mit interaktiven Lerneinheiten, computergesteuerten sowie realen Mitspielern, Videochat und vielem mehr.</text:p>
        </text:list-item>
        <text:list-item>
          <text:p text:style-name="P19">Virtual Physiology II - SimHeart II<text:line-break/>Neuauflage der bekannten Virtual Physiology Reihe, hier SimHeart II. In einer virtuellen Experimentierumgebung können Tierversuche realitätsnah simuliert und ausgewertet werden, in SimHeart II das Langendorff Herz.</text:p>
        </text:list-item>
        <text:list-item>
          <text:p text:style-name="P19">Sitze PKW–Grundlagen<text:line-break/>Dieses Programm vermittelt Grundlagenwissen und Kenntnisse zu Sitzanlagen von Mercedes-Benz PKW. Dabei wird auf die unterschiedlichen Konfigurationsoptionen, die Einstellungsmöglichkeiten und die Bedienung, sowie auf Komfort- und Sicherheitsfunktionen eingegangen.Vermittelt wird dieses Wissen über ein frei konfigurierbares Echtzeit 3D-Modell des PKW-Sitzes.</text:p>
        </text:list-item>
        <text:list-item>
          <text:p text:style-name="P19">Mercedes-Benz Zertifizierter Diagnosetechniker Antriebsstrang<text:line-break/>Dieses e-Training ist Pflichtbestandteil der Ausbildung zum zertifizierten Diagnosetechniker Antriebsstrang. Es ermöglicht das Führen von zwei Kundengesprächen zu vorgegebenen Beanstandungen, aus denen jeweils ein Diagnosestrategieplan entwickelt werden muss. Im Programm steht dafür ein Strategieplaneditor zur Verfügung. Die integrierte Bibliothek dient als Nachschlagewerk und zur Vorbereitung auf den theoretischen Teil der Abschlussprüfung.</text:p>
        </text:list-item>
        <text:list-item>
          <text:p text:style-name="P19">Mercedes-Benz Diagnosestrategie – Das Ebenen-Modell der Zukunft<text:line-break/>Dieses Programm vermittelt Grundlagenwissen und Kenntnisse über die Anwendung des Ebenen-Modells für die strategische Diagnose an Fahrzeugen.</text:p>
        </text:list-item>
        <text:list-item>
          <text:p text:style-name="P19">Bondz<text:line-break/>Browser-Game als Ergänzung der Online - Enzyklopädie ChemgaPedia.</text:p>
        </text:list-item>
        <text:list-item>
          <text:p text:style-name="P19">Sicherheits-Rückhalte-Systeme - Teil 3: PRE-SAFE<text:line-break/>Dieses Programm vermittelt Grundlagenwissen und Kenntnisse zur Sicherheitsphilosophie von Mercedes-Benz, im Speziellen Kenntnisse zum Thema PRE-SAFE.</text:p>
        </text:list-item>
        <text:list-item>
          <text:p text:style-name="P19">Mercedes-Benz Diagnosetechniker Komfort und passive Sicherheitssysteme<text:line-break/>Dieses e-Learning dient zur Vorbereitung der Ausbildungsreihe zum zertifizierten Diagnosetechniker.</text:p>
        </text:list-item>
        <text:list-item>
          <text:p text:style-name="P19">Mercedes-Benz Pkw Diagnosetechniker Antriebsstrang Run<text:line-break/>Dieses e-Learning dient zur Vorbereitung der Ausbildungsreihe zum zertifizierten Diagnosetechniker.</text:p>
        </text:list-item>
        <text:list-item>
          <text:p text:style-name="P19">Mercedes-Benz Pkw Diagnosetechniker Fahrwerk und aktive Sicherheitssysteme<text:line-break/>Dieses e-Learning dient zur Vorbereitung der Ausbildungsreihe zum zertifizierten Diagnosetechniker.</text:p>
        </text:list-item>
        <text:list-item>
          <text:p text:style-name="P19">Mercedes-Benz Neue Werkstoffe und Fügetechniken<text:line-break/>Dieses CBT vermittelt grundlegende Kenntnisse für die Arbeit an einer Aluminiumkarosserie in der Reparaturwerkstatt.</text:p>
        </text:list-item>
        <text:list-item>
          <text:p text:style-name="P19"><text:soft-page-break/>Mercedes-Benz Grundlagen Klimaanlage : Der Kältekreislauf<text:line-break/>Dieses Programm vermittelt die Grundlagen der Klimatisierung und des Kältekreislaufs</text:p>
        </text:list-item>
        <text:list-item>
          <text:p text:style-name="P19">ExperiMINTe<text:line-break/>Interaktive Versuchsaufbauten und Lernspiele im Bereich Naturwissenschaft und Technik zur Verwendung im Schulunterricht der Sekundarstufe. Im Auftrag des Instituts der deutschen Wirtschaft, Köln. Aufgaben: Konzeption der Versuche und Lernspiele, Produktion der Versuche.</text:p>
        </text:list-item>
        <text:list-item>
          <text:p text:style-name="P19">HELIOS<text:line-break/>Seriousgame rund um das Krankenhausmanagement für die HELIOS Kliniken GmbH. Aufgaben: Gamedesign, Konzeption, komplette Produktion.</text:p>
        </text:list-item>
        <text:list-item>
          <text:p text:style-name="P19">„Verteilergetriebe“<text:line-break/>CBT/WBT-Hybrid mit Anbindung an Scorm-Schnittstelle. U.a. mit prozeduralem, grafischem Aufbau von perspektivischen Getriebesimulationen. <text:line-break/>Aufgaben: Drehbuch, Konzeption, Gestaltung, komplette Produktion.</text:p>
        </text:list-item>
        <text:list-item>
          <text:p text:style-name="P19">TechForce<text:line-break/>Echtzeit-3D Lernspiel um Ausbildungsberufe in der Metall- und Elektroindustrie für den Arbeitgeberverband Gesamtmetall in Zusammenarbeit mit Zone2, Düsseldorf. Aufgaben: Didaktische Konzeption, Gamedesign.</text:p>
        </text:list-item>
        <text:list-item>
          <text:p text:style-name="P19">„DaimlerChrysler CBT Erdgasantrieb“<text:line-break/>CBT/WBT-Hybrid mit Anbindung an Scorm-Schnittstelle. U.a. mit interaktiven Versuchsaufbauten zur idealen Gasgleichung. <text:line-break/>Aufgaben: Drehbuch, Konzeption, Gestaltung, komplette Produktion.</text:p>
        </text:list-item>
        <text:list-item>
          <text:p text:style-name="P19">„DaimlerChrysler CBT PowerShift“<text:line-break/>CBT/WBT-Hybrid mit Anbindung an Scorm-Schnittstelle. U.a. mit simulierten Fahrten in Echtzeit-3D-Perspektive in Flash.<text:line-break/>Aufgaben: Drehbuch, Konzeption, Gestaltung, komplette Produktion.</text:p>
        </text:list-item>
        <text:list-item>
          <text:p text:style-name="P19">„Victor – ohne Spritze an die Spitze“<text:line-break/>Satirisches Online-3D-Rennspiel um Radsport und Doping im Auftrag von Skoda. Aufgaben: Gamedesign, Konzeption und Produktion.</text:p>
        </text:list-item>
        <text:list-item>
          <text:p text:style-name="P17">„DaimlerChrysler CBT Sitzanlage Lkw“ Teil 1 und 2<text:line-break/>„DaimlerChrysler CBT Nachtsichtassistent“<text:line-break/>CBT/WBT-Hybridanwendungen mit aufwendigen grafischen Simulationen, spielerischen Elementen und Anbindung an eine Lernplattform durch AICC-Standards. Aufgaben: Drehbuch, Konzeption<text:span text:style-name="T1">, komplette Produktion</text:span>.</text:p>
        </text:list-item>
        <text:list-item>
          <text:p text:style-name="P19">„Spellforce II“<text:line-break/>Strategie-Rollenspiel von Electronic-Arts/Phenomic. Aufgaben: Komplettes Redesign und Entwicklung des Special-Effects-Systems.</text:p>
        </text:list-item>
        <text:list-item>
          <text:p text:style-name="P19">„DaimlerChrysler CBT Klimatisierung Transporter“<text:line-break/>„DaimlerChrysler CBT Klimatisierung PKW“<text:line-break/>„DaimlerChrysler CBT Continously Variable Transmission (CVT)“<text:line-break/>„DaimlerChrysler CBT Zusatz-/Standheizung“ <text:line-break/>CBT/WBT-Hybridanwendungen mit aufwendigen grafischen Simulationen und Anbindung an eine Lernplattform durch AICC-Standards. Aufgaben: Drehbuch, Konzeption, Gestaltung, komplette Produktion.</text:p>
        </text:list-item>
        <text:list-item>
          <text:p text:style-name="P19">„Spellforce Addon1 und 2“<text:line-break/>Strategie-Rollenspiel von Electronic-Arts/Phenomic. Aufgaben: Entwicklung zusätzlicher Spezialeffekte für die Erweiterungen des Spielehits.</text:p>
        </text:list-item>
        <text:list-item>
          <text:p text:style-name="P17"><text:soft-page-break/>„DaimlerChrysler CBT Sicherheits-Rückhaltesysteme“<text:line-break/>2-Teilige Reihe mit grafischen Simulationen. Drehbuch, Konzeption, Gestaltung, Projektleitung.</text:p>
        </text:list-item>
        <text:list-item>
          <text:p text:style-name="P17">„DaimlerChrysler CBT Klimatisierung NFZ“<text:line-break/>Online-Offline-Hybridanwendung mit aufwendigen grafischen Simulationen und Anbindung an eine Lernplattform durch AICC-Standards. Aufgaben: Drehbuch, Konzeption, Gestaltung, Projektleitung.</text:p>
        </text:list-item>
        <text:list-item>
          <text:p text:style-name="P17">„Spellforce“<text:line-break/><text:span text:style-name="T1">Strategie-Rollenspiel von Electronic-Arts/Phenomic. Aufgaben: </text:span>Technische Konzeption und Programmierung des Effekt- und Animationssystems, Gestaltung und Programmierung sämtlicher Spezialeffekte des Spiels.</text:p>
        </text:list-item>
        <text:list-item>
          <text:p text:style-name="P17">„Mokitown“<text:line-break/>Webbasiertes Verkehrsspiel. Erschienen bei DaimlerChrysler. Aufgaben: Gamedesign, Softwaredesign und Programmierung.</text:p>
        </text:list-item>
        <text:list-item>
          <text:p text:style-name="P17">„Nitro-CDRom“<text:line-break/>Werbe-CD-Rom mit Flasheinbindung. Aufgaben: Technische Konzeption, Softwaredesign, Programmierung.<text:span text:style-name="T1"> </text:span></text:p>
        </text:list-item>
        <text:list-item>
          <text:p text:style-name="P17">„Caveland – die ultimative Zwergensimulation“<text:line-break/>Aufbauspiel. Aufgaben: Gestaltung der Spielfiguren und Animationen.</text:p>
        </text:list-item>
        <text:list-item>
          <text:p text:style-name="P17">„Postpress CD-Rom“<text:line-break/>Presseinfo CD der Deutschen Post. Aufgaben: Gesamtentwicklung.</text:p>
        </text:list-item>
        <text:list-item>
          <text:p text:style-name="P17">„Chesterfield Virtual Creative Party“<text:line-break/>Werbespiel auf Quicktime-VR Basis. Aufgaben: Technische Konzeption, Softwaredesign, Programmierung.</text:p>
        </text:list-item>
        <text:list-item>
          <text:p text:style-name="P17">„Opera Fatal, auf der Suche nach den verschwundenen Noten“<text:line-break/>Abenteuer-Lernspiel. Erschienen bei Heureka Klett. Aufgaben: Gamedesign, Softwaredesign, Programmierung.</text:p>
        </text:list-item>
        <text:list-item>
          <text:p text:style-name="P17">Diverse Websites u.a. für Aiki Dojo Mainz, Prisma Analog und Digital Imaging, EnterTrain Software GmbH. Aufgaben: Gestaltung und Programmierung.</text:p>
        </text:list-item>
        <text:list-item>
          <text:p text:style-name="P17">„Ericsson Channel Marketing Tools“<text:line-break/>Infotainment-CD-Rom zum Changemanagement mit interaktiver Steuerung von Cartoonsequenzen und Videoeinbindung. <text:line-break/>Aufgaben: Technische Konzeption, Programmierung.</text:p>
        </text:list-item>
        <text:list-item>
          <text:p text:style-name="P17">„DaimlerChrysler Telligent CBT-Reihe zur Telligent-Schaltung“<text:line-break/>6-teilige Serie seit 1996. Aufgaben: Gesamtentwicklung inklusive Drehbucherstellung, grafischer Gestaltung in 2D und 3D, Programmierung.</text:p>
        </text:list-item>
        <text:list-item>
          <text:p text:style-name="P17">„Cosmic Ventures Prototype“<text:line-break/>Innovatives und experimentelles Massive Multiplayer Game in persistenten Universum. Aufgaben: Gamedesign, Technische Konzeption, Gestaltung, Programmierung und Projektleitung.</text:p>
        </text:list-item>
        <text:list-item>
          <text:p text:style-name="P19">„We Robots Prototype“<text:line-break/>2½D Denk- und Taktikspiel. Aufgaben: Gamedesign, Figurengestaltung mit 3D-Studio Max.</text:p>
        </text:list-item>
      </text:list>
      <text:p text:style-name="P18"/>
      <text:p text:style-name="P8">Weiteres</text:p>
      <text:p text:style-name="P4"/>
      <text:p text:style-name="P4">1984<text:tab/>Einzug zum Wehrdienst. Grundausbildung im Raketenartilleriebatallion Gießen, dann Stammeinheit Luftlandeversorgungskompanie Merzig</text:p>
      <text:p text:style-name="P4">Ende 1984<text:tab/>Erfolgreiche Verweigerung des Wehrdienstes</text:p>
      <text:p text:style-name="P4">1985–1987<text:tab/>Zivildienst in den Werkstätten für Behinderte Mainz-Hechtsheim</text:p>
      <text:p text:style-name="P4">1986-1987<text:tab/>Ausbau des Dachstuhls im Haus der Familie in Budenheim. Zwei Mietwohnungen gebaut und bis 2001 teilweise darin gewohnt.</text:p>
      <text:p text:style-name="P4">1989<text:tab/>Beginn des Aikidotrainings</text:p>
      <text:p text:style-name="P4">1990-1994<text:tab/>Deutschrock-Bandprojekt „Grmblgrrr“, Komposition, E-Gitarre und Gesang/Geschrei.</text:p>
      <text:p text:style-name="P4">1991<text:tab/>Reise durch Tschechien zur Ahnenforschung</text:p>
      <text:p text:style-name="P4">1994-1995<text:tab/>Ausbildung zum Aikidolehrer in San Leandro, Kalifornien. Währenddessen Ausbildung zum Piloten für einmotorige Sportflugzeuge.</text:p>
      <text:p text:style-name="P4">1995<text:tab/>Zweimonatiger Motorradtrip durch die westlichen Staaten der USA, dabei Besuch verschiedener Kampfkunstschulen</text:p>
      <text:p text:style-name="P4">1996<text:tab/>Beginn des Aikidounterrichts im Polizeisportverein Mainz</text:p>
      <text:p text:style-name="P4">1998<text:tab/>Beginn der Entwicklung von des Online-Weltraumsimulationsspiels „Cosmic Ventures“ mit 1.2 Millionen D-Mark Risikokapital. Ging in die Hose...</text:p>
      <text:p text:style-name="P4">1999<text:tab/>Gründung der Aikido-Schule „Aiki-Dojo-Mainz“, aus der später die Aiki-Akademie erwuchs</text:p>
      <text:p text:style-name="P4">2001<text:tab/>Heirat mit Andrea Dell'Oro aus Berlin</text:p>
      <text:p text:style-name="P4">seit 2009<text:tab/>Geschäftsführer der gemeinnützigen Unternehmergesellschaft „Aiki-Akademie“</text:p>
      <text:p text:style-name="P21"/>
      <text:p text:style-name="P26">Bereiste Länder</text:p>
      <text:p text:style-name="P30">Dänemark, Schweden, Niederlande, Belgien, Luxemburg, Frankreich, Spanien, Schweiz, Österreich, Italien, Großbritannien, Tschechien, Polen, Jugoslawien, Japan, Thailand, Vereinigte Staaten von Amerika</text:p>
      <text:p text:style-name="P30"/>
      <text:p text:style-name="P29">Aktenkundliche Reibereien mit dem Gesetz</text:p>
      <text:p text:style-name="P30">Ich habe mich selten erwischen lassen! Allerdings gab es eine heftig Geschichte, welche auch kafkaesk erscheint. Wegen einer bürokratischen Nachlässigkeit einer Bank sah ich mich der Insolvenzverschleppung verdächtigt. Hat 10k€ Anwaltskosten verursacht die Sache aufzuklären.</text:p>
      <text:p text:style-name="P30"/>
      <text:p text:style-name="P29">Personen, die ich gerne noch live gesehen hätte</text:p>
      <text:p text:style-name="P30">Die Gitarristen Marcel Dadi und Stevie Ray Vaughan. Sind beide mit dem Flugzeug abgestürzt, noch nicht einmal mit dem selben... </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Verdana" svg:font-family="Verdana, Arial, Helvetica, sans-serif"/>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HG 明朝L Sun" svg:font-family="'HG 明朝L Sun'" style:font-family-generic="system" style:font-pitch="variable"/>
    <style:font-face style:name="MS PMincho" svg:font-family="'MS P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ja" style:country-asian="JP"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HG 明朝L Sun" style:font-size-asian="12pt" style:language-asian="ja" style:country-asian="JP"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明朝L Sun" style:font-size-asian="14pt" style:font-name-complex="Tahoma1"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4pt" fo:font-weight="bold" style:letter-kerning="true" style:font-size-asian="14pt" style:font-weight-asian="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Plain_20_Text" style:display-name="Plain Text" style:family="paragraph" style:parent-style-name="Standard">
      <style:text-properties style:font-name="Courier New"/>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Aufzählung" style:family="paragraph" style:parent-style-name="Standard" style:list-style-name="WW8Num2">
      <style:paragraph-properties fo:margin-left="0cm" fo:margin-right="0cm" fo:text-indent="0cm" style:auto-text-indent="false"/>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1" style:font-size-complex="18pt" style:font-weight-complex="bold"/>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fo:color="#000000"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1cm" text:min-label-width="0.635cm"/>
        <style:text-properties style:font-name="Symbol"/>
      </text:list-level-style-bullet>
      <text:list-level-style-bullet text:level="2" text:style-name="WW8Num1z1" style:num-suffix="." text:bullet-char="o">
        <style:list-level-properties text:space-before="1.901cm" text:min-label-width="0.635cm"/>
        <style:text-properties style:font-name="Courier New1"/>
      </text:list-level-style-bullet>
      <text:list-level-style-bullet text:level="3" text:style-name="WW8Num1z2" style:num-suffix="." text:bullet-char="">
        <style:list-level-properties text:space-before="3.171cm" text:min-label-width="0.635cm"/>
        <style:text-properties style:font-name="Wingdings"/>
      </text:list-level-style-bullet>
      <text:list-level-style-bullet text:level="4" text:style-name="WW8Num1z0" style:num-suffix="." text:bullet-char="">
        <style:list-level-properties text:space-before="4.441cm" text:min-label-width="0.635cm"/>
        <style:text-properties style:font-name="Symbol"/>
      </text:list-level-style-bullet>
      <text:list-level-style-bullet text:level="5" text:style-name="WW8Num1z1" style:num-suffix="." text:bullet-char="o">
        <style:list-level-properties text:space-before="5.711cm" text:min-label-width="0.635cm"/>
        <style:text-properties style:font-name="Courier New1"/>
      </text:list-level-style-bullet>
      <text:list-level-style-bullet text:level="6" text:style-name="WW8Num1z2" style:num-suffix="." text:bullet-char="">
        <style:list-level-properties text:space-before="6.981cm" text:min-label-width="0.635cm"/>
        <style:text-properties style:font-name="Wingdings"/>
      </text:list-level-style-bullet>
      <text:list-level-style-bullet text:level="7" text:style-name="WW8Num1z0" style:num-suffix="." text:bullet-char="">
        <style:list-level-properties text:space-before="8.251cm" text:min-label-width="0.635cm"/>
        <style:text-properties style:font-name="Symbol"/>
      </text:list-level-style-bullet>
      <text:list-level-style-bullet text:level="8" text:style-name="WW8Num1z1" style:num-suffix="." text:bullet-char="o">
        <style:list-level-properties text:space-before="9.521cm" text:min-label-width="0.635cm"/>
        <style:text-properties style:font-name="Courier New1"/>
      </text:list-level-style-bullet>
      <text:list-level-style-bullet text:level="9" text:style-name="WW8Num1z2" style:num-suffix="." text:bullet-char="">
        <style:list-level-properties text:space-before="10.7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1.894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format="1" text:start-value="1982">
        <style:list-level-properties text:min-label-width="2.514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agraph-properties fo:text-align="center" style:writing-mode="lr-tb"/>
      <style:text-properties fo:font-size="24pt"/>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27cm" fo:margin-bottom="2cm" fo:margin-left="2.032cm" fo:margin-right="2.032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29cm" fo:margin-left="0cm" fo:margin-right="0cm" fo:margin-bottom="1.131cm" style:dynamic-spacing="true"/>
      </style:header-style>
      <style:footer-style/>
    </style:page-layout>
  </office:automatic-styles>
  <office:master-styles>
    <style:master-page style:name="Standard" style:page-layout-name="Mpm1">
      <style:header>
        <text:p text:style-name="MP1"><draw:line text:anchor-type="char" draw:z-index="7" draw:style-name="Mgr1" draw:text-style-name="MP2" svg:x1="-0.028cm" svg:y1="0.503cm" svg:x2="17.004cm" svg:y2="0.503cm"><text:p/></draw:line>Lebenslauf <text:s text:c="3"/>Jirka R. Dell’Oro-Fried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Lebenslauf</dc:title>
    <meta:initial-creator>Jirka R. Friedl</meta:initial-creator>
    <meta:creation-date>2006-11-02T17:12:00</meta:creation-date>
    <dc:date>2018-02-20T00:10:34.33</dc:date>
    <meta:print-date>2010-04-29T14:37:37</meta:print-date>
    <dc:language>de-DE</dc:language>
    <meta:editing-cycles>36</meta:editing-cycles>
    <meta:editing-duration>P2DT18H54M32S</meta:editing-duration>
    <dc:creator>Jirka Dell'Oro-Friedl</dc:creator>
    <meta:printed-by>Jirka Dell'Oro-Friedl</meta:printed-by>
    <meta:document-statistic meta:table-count="0" meta:image-count="0" meta:object-count="0" meta:page-count="8" meta:paragraph-count="125" meta:word-count="1857" meta:character-count="15982"/>
    <meta:user-defined meta:name="Info 1"/>
    <meta:user-defined meta:name="Info 2"/>
    <meta:user-defined meta:name="Info 3"/>
    <meta:user-defined meta:name="Info 4"/>
  </office:meta>
</office:document-meta>
</file>